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02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1.4819in"/>
    </style:style>
    <style:style style:name="co8" style:family="table-column">
      <style:table-column-properties fo:break-before="auto" style:column-width="1.5799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1.17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2" table:default-cell-style-name="Excel_20_Built-in_20_Normal"/>
        <table:table-column table:style-name="co7" table:default-cell-style-name="Excel_20_Built-in_20_Normal"/>
        <table:table-column table:style-name="co11" table:number-columns-repeated="1012" table:default-cell-style-name="Excel_20_Built-in_20_Normal"/>
        <table:table-row table:style-name="ro1">
          <table:table-cell table:style-name="ce1" office:value-type="string">
            <text:p>compFull_ENG</text:p>
          </table:table-cell>
          <table:table-cell office:value-type="string">
            <text:p>prime_compFull_ENG</text:p>
          </table:table-cell>
          <table:table-cell office:value-type="string">
            <text:p>prime_compRight_ENG</text:p>
          </table:table-cell>
          <table:table-cell office:value-type="string">
            <text:p>prime_exp_ENG</text:p>
          </table:table-cell>
          <table:table-cell office:value-type="string">
            <text:p>ans_ENG</text:p>
          </table:table-cell>
          <table:table-cell office:value-type="string">
            <text:p>compFull_POL</text:p>
          </table:table-cell>
          <table:table-cell office:value-type="string">
            <text:p>prime_compFull_POL</text:p>
          </table:table-cell>
          <table:table-cell office:value-type="string">
            <text:p>prime_compRight_POL</text:p>
          </table:table-cell>
          <table:table-cell office:value-type="string">
            <text:p>prime_exp_POL</text:p>
          </table:table-cell>
          <table:table-cell office:value-type="string">
            <text:p>ans_POL</text:p>
          </table:table-cell>
          <table:table-cell office:value-type="string">
            <text:p>comp_POL_prac</text:p>
          </table:table-cell>
          <table:table-cell office:value-type="string">
            <text:p>prime_exp_POL_prac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firearm</text:p>
          </table:table-cell>
          <table:table-cell office:value-type="string">
            <text:p>gun</text:p>
          </table:table-cell>
          <table:table-cell table:number-columns-repeated="2" office:value-type="string">
            <text:p>leg</text:p>
          </table:table-cell>
          <table:table-cell office:value-type="string">
            <text:p>left</text:p>
          </table:table-cell>
          <table:table-cell office:value-type="string">
            <text:p>chwalipięta</text:p>
          </table:table-cell>
          <table:table-cell office:value-type="string">
            <text:p>duma</text:p>
          </table:table-cell>
          <table:table-cell office:value-type="string">
            <text:p>palec</text:p>
          </table:table-cell>
          <table:table-cell office:value-type="string">
            <text:p>duma</text:p>
          </table:table-cell>
          <table:table-cell office:value-type="string">
            <text:p>left</text:p>
          </table:table-cell>
          <table:table-cell office:value-type="string">
            <text:p>warta</text:p>
          </table:table-cell>
          <table:table-cell office:value-type="string">
            <text:p>murek</text:p>
          </table:table-cell>
          <table:table-cell table:number-columns-repeated="1012"/>
        </table:table-row>
        <table:table-row table:style-name="ro1">
          <table:table-cell office:value-type="string">
            <text:p>sunscreen</text:p>
          </table:table-cell>
          <table:table-cell office:value-type="string">
            <text:p>beach</text:p>
          </table:table-cell>
          <table:table-cell office:value-type="string">
            <text:p>window</text:p>
          </table:table-cell>
          <table:table-cell office:value-type="string">
            <text:p>beach</text:p>
          </table:table-cell>
          <table:table-cell office:value-type="string">
            <text:p>left</text:p>
          </table:table-cell>
          <table:table-cell office:value-type="string">
            <text:p>pędziwiatr</text:p>
          </table:table-cell>
          <table:table-cell office:value-type="string">
            <text:p>szybkość</text:p>
          </table:table-cell>
          <table:table-cell office:value-type="string">
            <text:p>burza</text:p>
          </table:table-cell>
          <table:table-cell office:value-type="string">
            <text:p>burza</text:p>
          </table:table-cell>
          <table:table-cell office:value-type="string">
            <text:p>left</text:p>
          </table:table-cell>
          <table:table-cell office:value-type="string">
            <text:p>noga</text:p>
          </table:table-cell>
          <table:table-cell office:value-type="string">
            <text:p>stopa</text:p>
          </table:table-cell>
          <table:table-cell table:number-columns-repeated="1012"/>
        </table:table-row>
        <table:table-row table:style-name="ro1">
          <table:table-cell office:value-type="string">
            <text:p>copycat</text:p>
          </table:table-cell>
          <table:table-cell office:value-type="string">
            <text:p>print</text:p>
          </table:table-cell>
          <table:table-cell office:value-type="string">
            <text:p>dog</text:p>
          </table:table-cell>
          <table:table-cell office:value-type="string">
            <text:p>print</text:p>
          </table:table-cell>
          <table:table-cell office:value-type="string">
            <text:p>left</text:p>
          </table:table-cell>
          <table:table-cell office:value-type="string">
            <text:p>włóczykij</text:p>
          </table:table-cell>
          <table:table-cell office:value-type="string">
            <text:p>tułacz</text:p>
          </table:table-cell>
          <table:table-cell office:value-type="string">
            <text:p>laska</text:p>
          </table:table-cell>
          <table:table-cell office:value-type="string">
            <text:p>tułacz</text:p>
          </table:table-cell>
          <table:table-cell office:value-type="string">
            <text:p>left</text:p>
          </table:table-cell>
          <table:table-cell office:value-type="string">
            <text:p>auto</text:p>
          </table:table-cell>
          <table:table-cell office:value-type="string">
            <text:p>marka</text:p>
          </table:table-cell>
          <table:table-cell table:number-columns-repeated="1012"/>
        </table:table-row>
        <table:table-row table:style-name="ro1">
          <table:table-cell office:value-type="string">
            <text:p>countryside</text:p>
          </table:table-cell>
          <table:table-cell office:value-type="string">
            <text:p>city</text:p>
          </table:table-cell>
          <table:table-cell table:number-columns-repeated="2" office:value-type="string">
            <text:p>top</text:p>
          </table:table-cell>
          <table:table-cell office:value-type="string">
            <text:p>left</text:p>
          </table:table-cell>
          <table:table-cell office:value-type="string">
            <text:p>męczydusza</text:p>
          </table:table-cell>
          <table:table-cell office:value-type="string">
            <text:p>trudność</text:p>
          </table:table-cell>
          <table:table-cell office:value-type="string">
            <text:p>piekło</text:p>
          </table:table-cell>
          <table:table-cell office:value-type="string">
            <text:p>piekło</text:p>
          </table:table-cell>
          <table:table-cell office:value-type="string">
            <text:p>left</text:p>
          </table:table-cell>
          <table:table-cell office:value-type="string">
            <text:p>igła</text:p>
          </table:table-cell>
          <table:table-cell office:value-type="string">
            <text:p>nitka</text:p>
          </table:table-cell>
          <table:table-cell table:number-columns-repeated="1012"/>
        </table:table-row>
        <table:table-row table:style-name="ro1">
          <table:table-cell office:value-type="string">
            <text:p>eardrum</text:p>
          </table:table-cell>
          <table:table-cell office:value-type="string">
            <text:p>eye</text:p>
          </table:table-cell>
          <table:table-cell office:value-type="string">
            <text:p>guitar</text:p>
          </table:table-cell>
          <table:table-cell office:value-type="string">
            <text:p>eye</text:p>
          </table:table-cell>
          <table:table-cell office:value-type="string">
            <text:p>left</text:p>
          </table:table-cell>
          <table:table-cell office:value-type="string">
            <text:p>wiercipięta</text:p>
          </table:table-cell>
          <table:table-cell office:value-type="string">
            <text:p>niepokój</text:p>
          </table:table-cell>
          <table:table-cell office:value-type="string">
            <text:p>palec</text:p>
          </table:table-cell>
          <table:table-cell office:value-type="string">
            <text:p>niepokój</text:p>
          </table:table-cell>
          <table:table-cell office:value-type="string">
            <text:p>left</text:p>
          </table:table-cell>
          <table:table-cell office:value-type="string">
            <text:p>talerz</text:p>
          </table:table-cell>
          <table:table-cell office:value-type="string">
            <text:p>obrus</text:p>
          </table:table-cell>
          <table:table-cell table:number-columns-repeated="1012"/>
        </table:table-row>
        <table:table-row table:style-name="ro1">
          <table:table-cell office:value-type="string">
            <text:p>guideline</text:p>
          </table:table-cell>
          <table:table-cell office:value-type="string">
            <text:p>rule</text:p>
          </table:table-cell>
          <table:table-cell table:number-columns-repeated="2" office:value-type="string">
            <text:p>circle</text:p>
          </table:table-cell>
          <table:table-cell office:value-type="string">
            <text:p>left</text:p>
          </table:table-cell>
          <table:table-cell office:value-type="string">
            <text:p>liczykrupa</text:p>
          </table:table-cell>
          <table:table-cell office:value-type="string">
            <text:p>banknot</text:p>
          </table:table-cell>
          <table:table-cell office:value-type="string">
            <text:p>kasza</text:p>
          </table:table-cell>
          <table:table-cell office:value-type="string">
            <text:p>kasza</text:p>
          </table:table-cell>
          <table:table-cell office:value-type="string">
            <text:p>left</text:p>
          </table:table-cell>
          <table:table-cell office:value-type="string">
            <text:p>stołek</text:p>
          </table:table-cell>
          <table:table-cell office:value-type="string">
            <text:p>pubros</text:p>
          </table:table-cell>
          <table:table-cell table:number-columns-repeated="1012"/>
        </table:table-row>
        <table:table-row table:style-name="ro1">
          <table:table-cell office:value-type="string">
            <text:p>cupboard</text:p>
          </table:table-cell>
          <table:table-cell office:value-type="string">
            <text:p>bowl</text:p>
          </table:table-cell>
          <table:table-cell office:value-type="string">
            <text:p>hammer</text:p>
          </table:table-cell>
          <table:table-cell office:value-type="string">
            <text:p>bowl</text:p>
          </table:table-cell>
          <table:table-cell office:value-type="string">
            <text:p>left</text:p>
          </table:table-cell>
          <table:table-cell office:value-type="string">
            <text:p>moczymorda</text:p>
          </table:table-cell>
          <table:table-cell office:value-type="string">
            <text:p>pijak</text:p>
          </table:table-cell>
          <table:table-cell office:value-type="string">
            <text:p>buzia</text:p>
          </table:table-cell>
          <table:table-cell office:value-type="string">
            <text:p>pijak</text:p>
          </table:table-cell>
          <table:table-cell office:value-type="string">
            <text:p>left</text:p>
          </table:table-cell>
          <table:table-cell office:value-type="string">
            <text:p>konik</text:p>
          </table:table-cell>
          <table:table-cell office:value-type="string">
            <text:p>remuk</text:p>
          </table:table-cell>
          <table:table-cell table:number-columns-repeated="1012"/>
        </table:table-row>
        <table:table-row table:style-name="ro1">
          <table:table-cell office:value-type="string">
            <text:p>nightmare</text:p>
          </table:table-cell>
          <table:table-cell office:value-type="string">
            <text:p>dream</text:p>
          </table:table-cell>
          <table:table-cell table:number-columns-repeated="2" office:value-type="string">
            <text:p>cow</text:p>
          </table:table-cell>
          <table:table-cell office:value-type="string">
            <text:p>left</text:p>
          </table:table-cell>
          <table:table-cell office:value-type="string">
            <text:p>waligóra</text:p>
          </table:table-cell>
          <table:table-cell office:value-type="string">
            <text:p>siłacz</text:p>
          </table:table-cell>
          <table:table-cell office:value-type="string">
            <text:p>wzgórze</text:p>
          </table:table-cell>
          <table:table-cell office:value-type="string">
            <text:p>wzgórze</text:p>
          </table:table-cell>
          <table:table-cell office:value-type="string">
            <text:p>left</text:p>
          </table:table-cell>
          <table:table-cell office:value-type="string">
            <text:p>szachy</text:p>
          </table:table-cell>
          <table:table-cell office:value-type="string">
            <text:p>ponak</text:p>
          </table:table-cell>
          <table:table-cell table:number-columns-repeated="1012"/>
        </table:table-row>
        <table:table-row table:style-name="ro1">
          <table:table-cell office:value-type="string">
            <text:p>paperback</text:p>
          </table:table-cell>
          <table:table-cell office:value-type="string">
            <text:p>book</text:p>
          </table:table-cell>
          <table:table-cell office:value-type="string">
            <text:p>neck</text:p>
          </table:table-cell>
          <table:table-cell office:value-type="string">
            <text:p>book</text:p>
          </table:table-cell>
          <table:table-cell office:value-type="string">
            <text:p>left</text:p>
          </table:table-cell>
          <table:table-cell office:value-type="string">
            <text:p>jęczydusza</text:p>
          </table:table-cell>
          <table:table-cell office:value-type="string">
            <text:p>nuda</text:p>
          </table:table-cell>
          <table:table-cell office:value-type="string">
            <text:p>piekło</text:p>
          </table:table-cell>
          <table:table-cell office:value-type="string">
            <text:p>nuda</text:p>
          </table:table-cell>
          <table:table-cell office:value-type="string">
            <text:p>left</text:p>
          </table:table-cell>
          <table:table-cell office:value-type="string">
            <text:p>hamak</text:p>
          </table:table-cell>
          <table:table-cell office:value-type="string">
            <text:p>bumak</text:p>
          </table:table-cell>
          <table:table-cell table:number-columns-repeated="1012"/>
        </table:table-row>
        <table:table-row table:style-name="ro1">
          <table:table-cell office:value-type="string">
            <text:p>soundtrack</text:p>
          </table:table-cell>
          <table:table-cell office:value-type="string">
            <text:p>music</text:p>
          </table:table-cell>
          <table:table-cell table:number-columns-repeated="2" office:value-type="string">
            <text:p>race</text:p>
          </table:table-cell>
          <table:table-cell office:value-type="string">
            <text:p>left</text:p>
          </table:table-cell>
          <table:table-cell office:value-type="string">
            <text:p>burczymucha</text:p>
          </table:table-cell>
          <table:table-cell office:value-type="string">
            <text:p>nuda</text:p>
          </table:table-cell>
          <table:table-cell office:value-type="string">
            <text:p>owad</text:p>
          </table:table-cell>
          <table:table-cell office:value-type="string">
            <text:p>owad</text:p>
          </table:table-cell>
          <table:table-cell office:value-type="string">
            <text:p>left</text:p>
          </table:table-cell>
          <table:table-cell office:value-type="string">
            <text:p>karka</text:p>
          </table:table-cell>
          <table:table-cell office:value-type="string">
            <text:p>jatek</text:p>
          </table:table-cell>
          <table:table-cell table:number-columns-repeated="1012"/>
        </table:table-row>
        <table:table-row table:style-name="ro1">
          <table:table-cell office:value-type="string">
            <text:p>screwdriver</text:p>
          </table:table-cell>
          <table:table-cell office:value-type="string">
            <text:p>hammer</text:p>
          </table:table-cell>
          <table:table-cell office:value-type="string">
            <text:p>car</text:p>
          </table:table-cell>
          <table:table-cell office:value-type="string">
            <text:p>hammer</text:p>
          </table:table-cell>
          <table:table-cell office:value-type="string">
            <text:p>left</text:p>
          </table:table-cell>
          <table:table-cell office:value-type="string">
            <text:p>mąciwoda</text:p>
          </table:table-cell>
          <table:table-cell office:value-type="string">
            <text:p>zamęt</text:p>
          </table:table-cell>
          <table:table-cell office:value-type="string">
            <text:p>rekin</text:p>
          </table:table-cell>
          <table:table-cell office:value-type="string">
            <text:p>zamęt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babysitter</text:p>
          </table:table-cell>
          <table:table-cell office:value-type="string">
            <text:p>parent</text:p>
          </table:table-cell>
          <table:table-cell office:value-type="string">
            <text:p>chair</text:p>
          </table:table-cell>
          <table:table-cell office:value-type="string">
            <text:p>parent</text:p>
          </table:table-cell>
          <table:table-cell office:value-type="string">
            <text:p>left</text:p>
          </table:table-cell>
          <table:table-cell office:value-type="string">
            <text:p>paliwoda</text:p>
          </table:table-cell>
          <table:table-cell office:value-type="string">
            <text:p>kłamstwo</text:p>
          </table:table-cell>
          <table:table-cell office:value-type="string">
            <text:p>kropla</text:p>
          </table:table-cell>
          <table:table-cell office:value-type="string">
            <text:p>kropl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rainbow</text:p>
          </table:table-cell>
          <table:table-cell office:value-type="string">
            <text:p>color</text:p>
          </table:table-cell>
          <table:table-cell table:number-columns-repeated="2" office:value-type="string">
            <text:p>sword</text:p>
          </table:table-cell>
          <table:table-cell office:value-type="string">
            <text:p>left</text:p>
          </table:table-cell>
          <table:table-cell office:value-type="string">
            <text:p>dzierżymorda</text:p>
          </table:table-cell>
          <table:table-cell office:value-type="string">
            <text:p>tyran</text:p>
          </table:table-cell>
          <table:table-cell office:value-type="string">
            <text:p>buzia</text:p>
          </table:table-cell>
          <table:table-cell office:value-type="string">
            <text:p>tyran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waterproof</text:p>
          </table:table-cell>
          <table:table-cell office:value-type="string">
            <text:p>jacket</text:p>
          </table:table-cell>
          <table:table-cell office:value-type="string">
            <text:p>truth</text:p>
          </table:table-cell>
          <table:table-cell office:value-type="string">
            <text:p>jacket</text:p>
          </table:table-cell>
          <table:table-cell office:value-type="string">
            <text:p>left</text:p>
          </table:table-cell>
          <table:table-cell office:value-type="string">
            <text:p>dusigrosz</text:p>
          </table:table-cell>
          <table:table-cell office:value-type="string">
            <text:p>pieniądz</text:p>
          </table:table-cell>
          <table:table-cell office:value-type="string">
            <text:p>wydech</text:p>
          </table:table-cell>
          <table:table-cell office:value-type="string">
            <text:p>wydech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timetable</text:p>
          </table:table-cell>
          <table:table-cell office:value-type="string">
            <text:p>train</text:p>
          </table:table-cell>
          <table:table-cell table:number-columns-repeated="2" office:value-type="string">
            <text:p>chair</text:p>
          </table:table-cell>
          <table:table-cell office:value-type="string">
            <text:p>left</text:p>
          </table:table-cell>
          <table:table-cell office:value-type="string">
            <text:p>hulajdusza</text:p>
          </table:table-cell>
          <table:table-cell office:value-type="string">
            <text:p>radość</text:p>
          </table:table-cell>
          <table:table-cell office:value-type="string">
            <text:p>czyściec</text:p>
          </table:table-cell>
          <table:table-cell office:value-type="string">
            <text:p>radość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ashtray</text:p>
          </table:table-cell>
          <table:table-cell office:value-type="string">
            <text:p>cigarette</text:p>
          </table:table-cell>
          <table:table-cell office:value-type="string">
            <text:p>restaurant</text:p>
          </table:table-cell>
          <table:table-cell office:value-type="string">
            <text:p>cigarette</text:p>
          </table:table-cell>
          <table:table-cell office:value-type="string">
            <text:p>left</text:p>
          </table:table-cell>
          <table:table-cell office:value-type="string">
            <text:p>liczygrosz</text:p>
          </table:table-cell>
          <table:table-cell office:value-type="string">
            <text:p>banknot</text:p>
          </table:table-cell>
          <table:table-cell office:value-type="string">
            <text:p>drobniak</text:p>
          </table:table-cell>
          <table:table-cell office:value-type="string">
            <text:p>drobniak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daredevil</text:p>
          </table:table-cell>
          <table:table-cell office:value-type="string">
            <text:p>risk</text:p>
          </table:table-cell>
          <table:table-cell table:number-columns-repeated="2" office:value-type="string">
            <text:p>hell</text:p>
          </table:table-cell>
          <table:table-cell office:value-type="string">
            <text:p>left</text:p>
          </table:table-cell>
          <table:table-cell office:value-type="string">
            <text:p>łupiskóra</text:p>
          </table:table-cell>
          <table:table-cell office:value-type="string">
            <text:p>zdzierca</text:p>
          </table:table-cell>
          <table:table-cell office:value-type="string">
            <text:p>ciało</text:p>
          </table:table-cell>
          <table:table-cell office:value-type="string">
            <text:p>zdzierc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earphone</text:p>
          </table:table-cell>
          <table:table-cell office:value-type="string">
            <text:p>music</text:p>
          </table:table-cell>
          <table:table-cell office:value-type="string">
            <text:p>text</text:p>
          </table:table-cell>
          <table:table-cell office:value-type="string">
            <text:p>music</text:p>
          </table:table-cell>
          <table:table-cell office:value-type="string">
            <text:p>left</text:p>
          </table:table-cell>
          <table:table-cell office:value-type="string">
            <text:p>moczygęba</text:p>
          </table:table-cell>
          <table:table-cell office:value-type="string">
            <text:p>pijak</text:p>
          </table:table-cell>
          <table:table-cell office:value-type="string">
            <text:p>buzia</text:p>
          </table:table-cell>
          <table:table-cell office:value-type="string">
            <text:p>buzi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staircase</text:p>
          </table:table-cell>
          <table:table-cell office:value-type="string">
            <text:p>hallway</text:p>
          </table:table-cell>
          <table:table-cell table:number-columns-repeated="2" office:value-type="string">
            <text:p>box</text:p>
          </table:table-cell>
          <table:table-cell office:value-type="string">
            <text:p>left</text:p>
          </table:table-cell>
          <table:table-cell office:value-type="string">
            <text:p>obibok</text:p>
          </table:table-cell>
          <table:table-cell office:value-type="string">
            <text:p>nierób</text:p>
          </table:table-cell>
          <table:table-cell office:value-type="string">
            <text:p>pacha</text:p>
          </table:table-cell>
          <table:table-cell office:value-type="string">
            <text:p>nierób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firework</text:p>
          </table:table-cell>
          <table:table-cell office:value-type="string">
            <text:p>holiday</text:p>
          </table:table-cell>
          <table:table-cell office:value-type="string">
            <text:p>job</text:p>
          </table:table-cell>
          <table:table-cell office:value-type="string">
            <text:p>holiday</text:p>
          </table:table-cell>
          <table:table-cell office:value-type="string">
            <text:p>left</text:p>
          </table:table-cell>
          <table:table-cell office:value-type="string">
            <text:p>zawalidroga</text:p>
          </table:table-cell>
          <table:table-cell office:value-type="string">
            <text:p>jezdnia</text:p>
          </table:table-cell>
          <table:table-cell office:value-type="string">
            <text:p>ścieżka</text:p>
          </table:table-cell>
          <table:table-cell office:value-type="string">
            <text:p>ścieżk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snapshot</text:p>
          </table:table-cell>
          <table:table-cell office:value-type="string">
            <text:p>photo</text:p>
          </table:table-cell>
          <table:table-cell table:number-columns-repeated="2" office:value-type="string">
            <text:p>gun</text:p>
          </table:table-cell>
          <table:table-cell office:value-type="string">
            <text:p>left</text:p>
          </table:table-cell>
          <table:table-cell office:value-type="string">
            <text:p>obieżyświat</text:p>
          </table:table-cell>
          <table:table-cell office:value-type="string">
            <text:p>podróż</text:p>
          </table:table-cell>
          <table:table-cell office:value-type="string">
            <text:p>Ziemia</text:p>
          </table:table-cell>
          <table:table-cell office:value-type="string">
            <text:p>podróż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photograph</text:p>
          </table:table-cell>
          <table:table-cell office:value-type="string">
            <text:p>painting</text:p>
          </table:table-cell>
          <table:table-cell office:value-type="string">
            <text:p>chart</text:p>
          </table:table-cell>
          <table:table-cell office:value-type="string">
            <text:p>painting</text:p>
          </table:table-cell>
          <table:table-cell office:value-type="string">
            <text:p>left</text:p>
          </table:table-cell>
          <table:table-cell office:value-type="string">
            <text:p>odrzyskóra</text:p>
          </table:table-cell>
          <table:table-cell office:value-type="string">
            <text:p>oszust</text:p>
          </table:table-cell>
          <table:table-cell office:value-type="string">
            <text:p>ciało</text:p>
          </table:table-cell>
          <table:table-cell office:value-type="string">
            <text:p>ciało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heatwave</text:p>
          </table:table-cell>
          <table:table-cell office:value-type="string">
            <text:p>weather</text:p>
          </table:table-cell>
          <table:table-cell table:number-columns-repeated="2" office:value-type="string">
            <text:p>ocean</text:p>
          </table:table-cell>
          <table:table-cell office:value-type="string">
            <text:p>left</text:p>
          </table:table-cell>
          <table:table-cell office:value-type="string">
            <text:p>pasibrzuch</text:p>
          </table:table-cell>
          <table:table-cell office:value-type="string">
            <text:p>grubas</text:p>
          </table:table-cell>
          <table:table-cell office:value-type="string">
            <text:p>plecy</text:p>
          </table:table-cell>
          <table:table-cell office:value-type="string">
            <text:p>grubas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airport</text:p>
          </table:table-cell>
          <table:table-cell office:value-type="string">
            <text:p>plane</text:p>
          </table:table-cell>
          <table:table-cell office:value-type="string">
            <text:p>trade</text:p>
          </table:table-cell>
          <table:table-cell office:value-type="string">
            <text:p>plane</text:p>
          </table:table-cell>
          <table:table-cell office:value-type="string">
            <text:p>left</text:p>
          </table:table-cell>
          <table:table-cell office:value-type="string">
            <text:p>szarpidrut</text:p>
          </table:table-cell>
          <table:table-cell office:value-type="string">
            <text:p>muzyk</text:p>
          </table:table-cell>
          <table:table-cell office:value-type="string">
            <text:p>nici</text:p>
          </table:table-cell>
          <table:table-cell office:value-type="string">
            <text:p>nici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carpool</text:p>
          </table:table-cell>
          <table:table-cell office:value-type="string">
            <text:p>work</text:p>
          </table:table-cell>
          <table:table-cell table:number-columns-repeated="2" office:value-type="string">
            <text:p>water</text:p>
          </table:table-cell>
          <table:table-cell office:value-type="string">
            <text:p>left</text:p>
          </table:table-cell>
          <table:table-cell office:value-type="string">
            <text:p>wodzirej</text:p>
          </table:table-cell>
          <table:table-cell office:value-type="string">
            <text:p>taniec</text:p>
          </table:table-cell>
          <table:table-cell office:value-type="string">
            <text:p>szereg</text:p>
          </table:table-cell>
          <table:table-cell office:value-type="string">
            <text:p>taniec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database</text:p>
          </table:table-cell>
          <table:table-cell office:value-type="string">
            <text:p>computer</text:p>
          </table:table-cell>
          <table:table-cell table:number-columns-repeated="2" office:value-type="string">
            <text:p>army</text:p>
          </table:table-cell>
          <table:table-cell office:value-type="string">
            <text:p>left</text:p>
          </table:table-cell>
          <table:table-cell office:value-type="string">
            <text:p>wydrwigrosz</text:p>
          </table:table-cell>
          <table:table-cell office:value-type="string">
            <text:p>pieniądz</text:p>
          </table:table-cell>
          <table:table-cell office:value-type="string">
            <text:p>drobniak</text:p>
          </table:table-cell>
          <table:table-cell office:value-type="string">
            <text:p>drobniak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oatmeal</text:p>
          </table:table-cell>
          <table:table-cell office:value-type="string">
            <text:p>bread</text:p>
          </table:table-cell>
          <table:table-cell office:value-type="string">
            <text:p>snack</text:p>
          </table:table-cell>
          <table:table-cell office:value-type="string">
            <text:p>bread</text:p>
          </table:table-cell>
          <table:table-cell office:value-type="string">
            <text:p>left</text:p>
          </table:table-cell>
          <table:table-cell office:value-type="string">
            <text:p>skąpiradło</text:p>
          </table:table-cell>
          <table:table-cell office:value-type="string">
            <text:p>pieniądz</text:p>
          </table:table-cell>
          <table:table-cell office:value-type="string">
            <text:p>pole</text:p>
          </table:table-cell>
          <table:table-cell office:value-type="string">
            <text:p>pieniądz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viewpoint</text:p>
          </table:table-cell>
          <table:table-cell office:value-type="string">
            <text:p>idea</text:p>
          </table:table-cell>
          <table:table-cell table:number-columns-repeated="2" office:value-type="string">
            <text:p>line</text:p>
          </table:table-cell>
          <table:table-cell office:value-type="string">
            <text:p>left</text:p>
          </table:table-cell>
          <table:table-cell office:value-type="string">
            <text:p>wyrwidąb</text:p>
          </table:table-cell>
          <table:table-cell office:value-type="string">
            <text:p>siłacz</text:p>
          </table:table-cell>
          <table:table-cell office:value-type="string">
            <text:p>korzeń</text:p>
          </table:table-cell>
          <table:table-cell office:value-type="string">
            <text:p>korzeń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workshop</text:p>
          </table:table-cell>
          <table:table-cell office:value-type="string">
            <text:p>school</text:p>
          </table:table-cell>
          <table:table-cell office:value-type="string">
            <text:p>customer</text:p>
          </table:table-cell>
          <table:table-cell office:value-type="string">
            <text:p>school</text:p>
          </table:table-cell>
          <table:table-cell office:value-type="string">
            <text:p>left</text:p>
          </table:table-cell>
          <table:table-cell office:value-type="string">
            <text:p>bawidamek</text:p>
          </table:table-cell>
          <table:table-cell office:value-type="string">
            <text:p>podryw</text:p>
          </table:table-cell>
          <table:table-cell office:value-type="string">
            <text:p>suknia</text:p>
          </table:table-cell>
          <table:table-cell office:value-type="string">
            <text:p>podryw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workforce</text:p>
          </table:table-cell>
          <table:table-cell office:value-type="string">
            <text:p>employee</text:p>
          </table:table-cell>
          <table:table-cell table:number-columns-repeated="2" office:value-type="string">
            <text:p>control</text:p>
          </table:table-cell>
          <table:table-cell office:value-type="string">
            <text:p>left</text:p>
          </table:table-cell>
          <table:table-cell office:value-type="string">
            <text:p>ryczywół</text:p>
          </table:table-cell>
          <table:table-cell office:value-type="string">
            <text:p>hałas</text:p>
          </table:table-cell>
          <table:table-cell office:value-type="string">
            <text:p>krowa</text:p>
          </table:table-cell>
          <table:table-cell office:value-type="string">
            <text:p>krow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healthcare</text:p>
          </table:table-cell>
          <table:table-cell office:value-type="string">
            <text:p>medicine</text:p>
          </table:table-cell>
          <table:table-cell office:value-type="string">
            <text:p>love</text:p>
          </table:table-cell>
          <table:table-cell office:value-type="string">
            <text:p>medicine</text:p>
          </table:table-cell>
          <table:table-cell office:value-type="string">
            <text:p>left</text:p>
          </table:table-cell>
          <table:table-cell office:value-type="string">
            <text:p>bawibiałek</text:p>
          </table:table-cell>
          <table:table-cell office:value-type="string">
            <text:p>podryw</text:p>
          </table:table-cell>
          <table:table-cell office:value-type="string">
            <text:p>żółtko</text:p>
          </table:table-cell>
          <table:table-cell office:value-type="string">
            <text:p>podryw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laptop</text:p>
          </table:table-cell>
          <table:table-cell office:value-type="string">
            <text:p>computer</text:p>
          </table:table-cell>
          <table:table-cell table:number-columns-repeated="2" office:value-type="string">
            <text:p>bottom</text:p>
          </table:table-cell>
          <table:table-cell office:value-type="string">
            <text:p>left</text:p>
          </table:table-cell>
          <table:table-cell office:value-type="string">
            <text:p>chwalibóg</text:p>
          </table:table-cell>
          <table:table-cell office:value-type="string">
            <text:p>duma</text:p>
          </table:table-cell>
          <table:table-cell office:value-type="string">
            <text:p>kościół</text:p>
          </table:table-cell>
          <table:table-cell office:value-type="string">
            <text:p>kościół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playpen</text:p>
          </table:table-cell>
          <table:table-cell office:value-type="string">
            <text:p>baby</text:p>
          </table:table-cell>
          <table:table-cell office:value-type="string">
            <text:p>pencil</text:p>
          </table:table-cell>
          <table:table-cell office:value-type="string">
            <text:p>baby</text:p>
          </table:table-cell>
          <table:table-cell office:value-type="string">
            <text:p>left</text:p>
          </table:table-cell>
          <table:table-cell office:value-type="string">
            <text:p>gryzimol</text:p>
          </table:table-cell>
          <table:table-cell office:value-type="string">
            <text:p>zęby</text:p>
          </table:table-cell>
          <table:table-cell office:value-type="string">
            <text:p>książka</text:p>
          </table:table-cell>
          <table:table-cell office:value-type="string">
            <text:p>zęby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riverbank</text:p>
          </table:table-cell>
          <table:table-cell office:value-type="string">
            <text:p>sand</text:p>
          </table:table-cell>
          <table:table-cell table:number-columns-repeated="2" office:value-type="string">
            <text:p>money</text:p>
          </table:table-cell>
          <table:table-cell office:value-type="string">
            <text:p>left</text:p>
          </table:table-cell>
          <table:table-cell office:value-type="string">
            <text:p>liczymieszek</text:p>
          </table:table-cell>
          <table:table-cell office:value-type="string">
            <text:p>cyfra</text:p>
          </table:table-cell>
          <table:table-cell office:value-type="string">
            <text:p>worek</text:p>
          </table:table-cell>
          <table:table-cell office:value-type="string">
            <text:p>worek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waterfront</text:p>
          </table:table-cell>
          <table:table-cell office:value-type="string">
            <text:p>beach</text:p>
          </table:table-cell>
          <table:table-cell office:value-type="string">
            <text:p>back</text:p>
          </table:table-cell>
          <table:table-cell office:value-type="string">
            <text:p>beach</text:p>
          </table:table-cell>
          <table:table-cell office:value-type="string">
            <text:p>left</text:p>
          </table:table-cell>
          <table:table-cell office:value-type="string">
            <text:p>męczywół</text:p>
          </table:table-cell>
          <table:table-cell office:value-type="string">
            <text:p>trudność</text:p>
          </table:table-cell>
          <table:table-cell office:value-type="string">
            <text:p>krowa</text:p>
          </table:table-cell>
          <table:table-cell office:value-type="string">
            <text:p>trudność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treadmill</text:p>
          </table:table-cell>
          <table:table-cell office:value-type="string">
            <text:p>gym</text:p>
          </table:table-cell>
          <table:table-cell table:number-columns-repeated="2" office:value-type="string">
            <text:p>wind</text:p>
          </table:table-cell>
          <table:table-cell office:value-type="string">
            <text:p>left</text:p>
          </table:table-cell>
          <table:table-cell office:value-type="string">
            <text:p>milczymorda</text:p>
          </table:table-cell>
          <table:table-cell office:value-type="string">
            <text:p>cisza</text:p>
          </table:table-cell>
          <table:table-cell office:value-type="string">
            <text:p>buzia</text:p>
          </table:table-cell>
          <table:table-cell office:value-type="string">
            <text:p>buzi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seaside</text:p>
          </table:table-cell>
          <table:table-cell office:value-type="string">
            <text:p>vacation</text:p>
          </table:table-cell>
          <table:table-cell office:value-type="string">
            <text:p>top</text:p>
          </table:table-cell>
          <table:table-cell office:value-type="string">
            <text:p>vacation</text:p>
          </table:table-cell>
          <table:table-cell office:value-type="string">
            <text:p>left</text:p>
          </table:table-cell>
          <table:table-cell office:value-type="string">
            <text:p>chwalibieda</text:p>
          </table:table-cell>
          <table:table-cell office:value-type="string">
            <text:p>duma</text:p>
          </table:table-cell>
          <table:table-cell office:value-type="string">
            <text:p>nędza</text:p>
          </table:table-cell>
          <table:table-cell office:value-type="string">
            <text:p>duma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windshield</text:p>
          </table:table-cell>
          <table:table-cell office:value-type="string">
            <text:p>window</text:p>
          </table:table-cell>
          <table:table-cell table:number-columns-repeated="2" office:value-type="string">
            <text:p>sword</text:p>
          </table:table-cell>
          <table:table-cell office:value-type="string">
            <text:p>left</text:p>
          </table:table-cell>
          <table:table-cell office:value-type="string">
            <text:p>trzęsiportek</text:p>
          </table:table-cell>
          <table:table-cell office:value-type="string">
            <text:p>trwoga</text:p>
          </table:table-cell>
          <table:table-cell office:value-type="string">
            <text:p>spodnie</text:p>
          </table:table-cell>
          <table:table-cell office:value-type="string">
            <text:p>spodnie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landmark</text:p>
          </table:table-cell>
          <table:table-cell office:value-type="string">
            <text:p>map</text:p>
          </table:table-cell>
          <table:table-cell office:value-type="string">
            <text:p>exam</text:p>
          </table:table-cell>
          <table:table-cell office:value-type="string">
            <text:p>map</text:p>
          </table:table-cell>
          <table:table-cell office:value-type="string">
            <text:p>left</text:p>
          </table:table-cell>
          <table:table-cell office:value-type="string">
            <text:p>moczywąs</text:p>
          </table:table-cell>
          <table:table-cell office:value-type="string">
            <text:p>pijak</text:p>
          </table:table-cell>
          <table:table-cell office:value-type="string">
            <text:p>broda</text:p>
          </table:table-cell>
          <table:table-cell office:value-type="string">
            <text:p>pijak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woodwork</text:p>
          </table:table-cell>
          <table:table-cell office:value-type="string">
            <text:p>hammer</text:p>
          </table:table-cell>
          <table:table-cell table:number-columns-repeated="2" office:value-type="string">
            <text:p>job</text:p>
          </table:table-cell>
          <table:table-cell office:value-type="string">
            <text:p>left</text:p>
          </table:table-cell>
          <table:table-cell office:value-type="string">
            <text:p>łapidusza</text:p>
          </table:table-cell>
          <table:table-cell office:value-type="string">
            <text:p>chciwość</text:p>
          </table:table-cell>
          <table:table-cell office:value-type="string">
            <text:p>piekło</text:p>
          </table:table-cell>
          <table:table-cell office:value-type="string">
            <text:p>piekło</text:p>
          </table:table-cell>
          <table:table-cell office:value-type="string">
            <text:p>left</text:p>
          </table:table-cell>
          <table:table-cell table:number-columns-repeated="1014"/>
        </table:table-row>
        <table:table-row table:style-name="ro1">
          <table:table-cell office:value-type="string">
            <text:p>oberation</text:p>
          </table:table-cell>
          <table:table-cell table:number-columns-repeated="2"/>
          <table:table-cell office:value-type="string">
            <text:p>doctor</text:p>
          </table:table-cell>
          <table:table-cell office:value-type="string">
            <text:p>right</text:p>
          </table:table-cell>
          <table:table-cell office:value-type="string">
            <text:p>wajwa</text:p>
          </table:table-cell>
          <table:table-cell table:number-columns-repeated="2"/>
          <table:table-cell office:value-type="string">
            <text:p>kaczka</text:p>
          </table:table-cell>
          <table:table-cell office:value-type="string">
            <text:p>right</text:p>
          </table:table-cell>
          <table:table-cell office:value-type="float" office:value="563">
            <text:p>563</text:p>
          </table:table-cell>
          <table:table-cell table:number-columns-repeated="1013"/>
        </table:table-row>
        <table:table-row table:style-name="ro1">
          <table:table-cell office:value-type="string">
            <text:p>inspeltion</text:p>
          </table:table-cell>
          <table:table-cell table:number-columns-repeated="2"/>
          <table:table-cell office:value-type="string">
            <text:p>check</text:p>
          </table:table-cell>
          <table:table-cell office:value-type="string">
            <text:p>right</text:p>
          </table:table-cell>
          <table:table-cell office:value-type="string">
            <text:p>knezik</text:p>
          </table:table-cell>
          <table:table-cell table:number-columns-repeated="2"/>
          <table:table-cell office:value-type="string">
            <text:p>bambus</text:p>
          </table:table-cell>
          <table:table-cell office:value-type="string">
            <text:p>right</text:p>
          </table:table-cell>
          <table:table-cell office:value-type="float" office:value="661">
            <text:p>661</text:p>
          </table:table-cell>
          <table:table-cell table:number-columns-repeated="1013"/>
        </table:table-row>
        <table:table-row table:style-name="ro1">
          <table:table-cell office:value-type="string">
            <text:p>helicomter</text:p>
          </table:table-cell>
          <table:table-cell table:number-columns-repeated="2"/>
          <table:table-cell office:value-type="string">
            <text:p>plane</text:p>
          </table:table-cell>
          <table:table-cell office:value-type="string">
            <text:p>right</text:p>
          </table:table-cell>
          <table:table-cell office:value-type="string">
            <text:p>czaba</text:p>
          </table:table-cell>
          <table:table-cell table:number-columns-repeated="2"/>
          <table:table-cell office:value-type="string">
            <text:p>belka</text:p>
          </table:table-cell>
          <table:table-cell office:value-type="string">
            <text:p>right</text:p>
          </table:table-cell>
          <table:table-cell office:value-type="float" office:value="1452">
            <text:p>1452</text:p>
          </table:table-cell>
          <table:table-cell table:number-columns-repeated="1013"/>
        </table:table-row>
        <table:table-row table:style-name="ro1">
          <table:table-cell office:value-type="string">
            <text:p>jepdyfish</text:p>
          </table:table-cell>
          <table:table-cell table:number-columns-repeated="2"/>
          <table:table-cell office:value-type="string">
            <text:p>car</text:p>
          </table:table-cell>
          <table:table-cell office:value-type="string">
            <text:p>right</text:p>
          </table:table-cell>
          <table:table-cell office:value-type="string">
            <text:p>tychwa</text:p>
          </table:table-cell>
          <table:table-cell table:number-columns-repeated="2"/>
          <table:table-cell office:value-type="string">
            <text:p>łyżka</text:p>
          </table:table-cell>
          <table:table-cell office:value-type="string">
            <text:p>right</text:p>
          </table:table-cell>
          <table:table-cell office:value-type="float" office:value="928">
            <text:p>928</text:p>
          </table:table-cell>
          <table:table-cell table:number-columns-repeated="1013"/>
        </table:table-row>
        <table:table-row table:style-name="ro1">
          <table:table-cell office:value-type="string">
            <text:p>factomy</text:p>
          </table:table-cell>
          <table:table-cell table:number-columns-repeated="2"/>
          <table:table-cell office:value-type="string">
            <text:p>shop</text:p>
          </table:table-cell>
          <table:table-cell office:value-type="string">
            <text:p>right</text:p>
          </table:table-cell>
          <table:table-cell office:value-type="string">
            <text:p>lobakt</text:p>
          </table:table-cell>
          <table:table-cell table:number-columns-repeated="2"/>
          <table:table-cell office:value-type="string">
            <text:p>miska</text:p>
          </table:table-cell>
          <table:table-cell office:value-type="string">
            <text:p>right</text:p>
          </table:table-cell>
          <table:table-cell office:value-type="float" office:value="351">
            <text:p>351</text:p>
          </table:table-cell>
          <table:table-cell table:number-columns-repeated="1013"/>
        </table:table-row>
        <table:table-row table:style-name="ro1">
          <table:table-cell office:value-type="string">
            <text:p>oplosite</text:p>
          </table:table-cell>
          <table:table-cell table:number-columns-repeated="2"/>
          <table:table-cell office:value-type="string">
            <text:p>bomb</text:p>
          </table:table-cell>
          <table:table-cell office:value-type="string">
            <text:p>right</text:p>
          </table:table-cell>
          <table:table-cell office:value-type="string">
            <text:p>makras</text:p>
          </table:table-cell>
          <table:table-cell table:number-columns-repeated="2"/>
          <table:table-cell office:value-type="string">
            <text:p>piasek</text:p>
          </table:table-cell>
          <table:table-cell office:value-type="string">
            <text:p>right</text:p>
          </table:table-cell>
          <table:table-cell office:value-type="float" office:value="2491">
            <text:p>2491</text:p>
          </table:table-cell>
          <table:table-cell table:number-columns-repeated="1013"/>
        </table:table-row>
        <table:table-row table:style-name="ro1">
          <table:table-cell office:value-type="string">
            <text:p>tocumant</text:p>
          </table:table-cell>
          <table:table-cell table:number-columns-repeated="2"/>
          <table:table-cell office:value-type="string">
            <text:p>paper</text:p>
          </table:table-cell>
          <table:table-cell office:value-type="string">
            <text:p>right</text:p>
          </table:table-cell>
          <table:table-cell office:value-type="string">
            <text:p>belik</text:p>
          </table:table-cell>
          <table:table-cell table:number-columns-repeated="2"/>
          <table:table-cell office:value-type="string">
            <text:p>bajka</text:p>
          </table:table-cell>
          <table:table-cell office:value-type="string">
            <text:p>right</text:p>
          </table:table-cell>
          <table:table-cell office:value-type="float" office:value="1945">
            <text:p>1945</text:p>
          </table:table-cell>
          <table:table-cell table:number-columns-repeated="1013"/>
        </table:table-row>
        <table:table-row table:style-name="ro1">
          <table:table-cell office:value-type="string">
            <text:p>antronaut</text:p>
          </table:table-cell>
          <table:table-cell table:number-columns-repeated="2"/>
          <table:table-cell office:value-type="string">
            <text:p>pen</text:p>
          </table:table-cell>
          <table:table-cell office:value-type="string">
            <text:p>right</text:p>
          </table:table-cell>
          <table:table-cell office:value-type="string">
            <text:p>szabrys</text:p>
          </table:table-cell>
          <table:table-cell table:number-columns-repeated="2"/>
          <table:table-cell office:value-type="string">
            <text:p>szafa</text:p>
          </table:table-cell>
          <table:table-cell office:value-type="string">
            <text:p>right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office:value-type="string">
            <text:p>darection</text:p>
          </table:table-cell>
          <table:table-cell table:number-columns-repeated="2"/>
          <table:table-cell office:value-type="string">
            <text:p>car</text:p>
          </table:table-cell>
          <table:table-cell office:value-type="string">
            <text:p>right</text:p>
          </table:table-cell>
          <table:table-cell office:value-type="string">
            <text:p>memok</text:p>
          </table:table-cell>
          <table:table-cell table:number-columns-repeated="2"/>
          <table:table-cell office:value-type="string">
            <text:p>nocnik</text:p>
          </table:table-cell>
          <table:table-cell office:value-type="string">
            <text:p>right</text:p>
          </table:table-cell>
          <table:table-cell office:value-type="float" office:value="428">
            <text:p>428</text:p>
          </table:table-cell>
          <table:table-cell table:number-columns-repeated="1013"/>
        </table:table-row>
        <table:table-row table:style-name="ro1">
          <table:table-cell office:value-type="string">
            <text:p>inpasion</text:p>
          </table:table-cell>
          <table:table-cell table:number-columns-repeated="2"/>
          <table:table-cell office:value-type="string">
            <text:p>question</text:p>
          </table:table-cell>
          <table:table-cell office:value-type="string">
            <text:p>right</text:p>
          </table:table-cell>
          <table:table-cell office:value-type="string">
            <text:p>orbik</text:p>
          </table:table-cell>
          <table:table-cell table:number-columns-repeated="2"/>
          <table:table-cell office:value-type="string">
            <text:p>domek</text:p>
          </table:table-cell>
          <table:table-cell office:value-type="string">
            <text:p>right</text:p>
          </table:table-cell>
          <table:table-cell office:value-type="float" office:value="2155">
            <text:p>2155</text:p>
          </table:table-cell>
          <table:table-cell table:number-columns-repeated="1013"/>
        </table:table-row>
        <table:table-row table:style-name="ro1">
          <table:table-cell office:value-type="string">
            <text:p>chindren</text:p>
          </table:table-cell>
          <table:table-cell table:number-columns-repeated="2"/>
          <table:table-cell office:value-type="string">
            <text:p>mother</text:p>
          </table:table-cell>
          <table:table-cell office:value-type="string">
            <text:p>right</text:p>
          </table:table-cell>
          <table:table-cell office:value-type="string">
            <text:p>dukalt</text:p>
          </table:table-cell>
          <table:table-cell table:number-columns-repeated="2"/>
          <table:table-cell office:value-type="string">
            <text:p>balkon</text:p>
          </table:table-cell>
          <table:table-cell office:value-type="string">
            <text:p>right</text:p>
          </table:table-cell>
          <table:table-cell office:value-type="float" office:value="4553">
            <text:p>4553</text:p>
          </table:table-cell>
          <table:table-cell table:number-columns-repeated="1013"/>
        </table:table-row>
        <table:table-row table:style-name="ro1">
          <table:table-cell office:value-type="string">
            <text:p>edectric</text:p>
          </table:table-cell>
          <table:table-cell table:number-columns-repeated="2"/>
          <table:table-cell office:value-type="string">
            <text:p>light</text:p>
          </table:table-cell>
          <table:table-cell office:value-type="string">
            <text:p>right</text:p>
          </table:table-cell>
          <table:table-cell office:value-type="string">
            <text:p>presak</text:p>
          </table:table-cell>
          <table:table-cell table:number-columns-repeated="2"/>
          <table:table-cell office:value-type="string">
            <text:p>nuda</text:p>
          </table:table-cell>
          <table:table-cell office:value-type="string">
            <text:p>right</text:p>
          </table:table-cell>
          <table:table-cell office:value-type="float" office:value="842">
            <text:p>842</text:p>
          </table:table-cell>
          <table:table-cell table:number-columns-repeated="1013"/>
        </table:table-row>
        <table:table-row table:style-name="ro1">
          <table:table-cell office:value-type="string">
            <text:p>monitod</text:p>
          </table:table-cell>
          <table:table-cell table:number-columns-repeated="2"/>
          <table:table-cell office:value-type="string">
            <text:p>computer</text:p>
          </table:table-cell>
          <table:table-cell office:value-type="string">
            <text:p>right</text:p>
          </table:table-cell>
          <table:table-cell office:value-type="string">
            <text:p>bekor</text:p>
          </table:table-cell>
          <table:table-cell table:number-columns-repeated="2"/>
          <table:table-cell office:value-type="string">
            <text:p>stojak</text:p>
          </table:table-cell>
          <table:table-cell office:value-type="string">
            <text:p>right</text:p>
          </table:table-cell>
          <table:table-cell office:value-type="float" office:value="688">
            <text:p>688</text:p>
          </table:table-cell>
          <table:table-cell table:number-columns-repeated="1013"/>
        </table:table-row>
        <table:table-row table:style-name="ro1">
          <table:table-cell office:value-type="string">
            <text:p>firection</text:p>
          </table:table-cell>
          <table:table-cell table:number-columns-repeated="2"/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kapik</text:p>
          </table:table-cell>
          <table:table-cell table:number-columns-repeated="2"/>
          <table:table-cell office:value-type="string">
            <text:p>barka</text:p>
          </table:table-cell>
          <table:table-cell office:value-type="string">
            <text:p>right</text:p>
          </table:table-cell>
          <table:table-cell office:value-type="float" office:value="906">
            <text:p>906</text:p>
          </table:table-cell>
          <table:table-cell table:number-columns-repeated="1013"/>
        </table:table-row>
        <table:table-row table:style-name="ro1">
          <table:table-cell office:value-type="string">
            <text:p>combition</text:p>
          </table:table-cell>
          <table:table-cell table:number-columns-repeated="2"/>
          <table:table-cell office:value-type="string">
            <text:p>air</text:p>
          </table:table-cell>
          <table:table-cell office:value-type="string">
            <text:p>right</text:p>
          </table:table-cell>
          <table:table-cell office:value-type="string">
            <text:p>bukas</text:p>
          </table:table-cell>
          <table:table-cell table:number-columns-repeated="2"/>
          <table:table-cell office:value-type="string">
            <text:p>ciotka</text:p>
          </table:table-cell>
          <table:table-cell office:value-type="string">
            <text:p>right</text:p>
          </table:table-cell>
          <table:table-cell office:value-type="float" office:value="2588">
            <text:p>2588</text:p>
          </table:table-cell>
          <table:table-cell table:number-columns-repeated="1013"/>
        </table:table-row>
        <table:table-row table:style-name="ro1">
          <table:table-cell office:value-type="string">
            <text:p>pressurt</text:p>
          </table:table-cell>
          <table:table-cell table:number-columns-repeated="2"/>
          <table:table-cell office:value-type="string">
            <text:p>pipe</text:p>
          </table:table-cell>
          <table:table-cell office:value-type="string">
            <text:p>right</text:p>
          </table:table-cell>
          <table:table-cell office:value-type="string">
            <text:p>klektet</text:p>
          </table:table-cell>
          <table:table-cell table:number-columns-repeated="2"/>
          <table:table-cell office:value-type="string">
            <text:p>szalik</text:p>
          </table:table-cell>
          <table:table-cell office:value-type="string">
            <text:p>right</text:p>
          </table:table-cell>
          <table:table-cell office:value-type="float" office:value="1376">
            <text:p>1376</text:p>
          </table:table-cell>
          <table:table-cell table:number-columns-repeated="1013"/>
        </table:table-row>
        <table:table-row table:style-name="ro1">
          <table:table-cell office:value-type="string">
            <text:p>abvance</text:p>
          </table:table-cell>
          <table:table-cell table:number-columns-repeated="2"/>
          <table:table-cell office:value-type="string">
            <text:p>ahead</text:p>
          </table:table-cell>
          <table:table-cell office:value-type="string">
            <text:p>right</text:p>
          </table:table-cell>
          <table:table-cell office:value-type="string">
            <text:p>żubar</text:p>
          </table:table-cell>
          <table:table-cell table:number-columns-repeated="2"/>
          <table:table-cell office:value-type="string">
            <text:p>rogal</text:p>
          </table:table-cell>
          <table:table-cell office:value-type="string">
            <text:p>right</text:p>
          </table:table-cell>
          <table:table-cell office:value-type="float" office:value="1842">
            <text:p>1842</text:p>
          </table:table-cell>
          <table:table-cell table:number-columns-repeated="1013"/>
        </table:table-row>
        <table:table-row table:style-name="ro1">
          <table:table-cell office:value-type="string">
            <text:p>ragister</text:p>
          </table:table-cell>
          <table:table-cell table:number-columns-repeated="2"/>
          <table:table-cell office:value-type="string">
            <text:p>money</text:p>
          </table:table-cell>
          <table:table-cell office:value-type="string">
            <text:p>right</text:p>
          </table:table-cell>
          <table:table-cell office:value-type="string">
            <text:p>agot</text:p>
          </table:table-cell>
          <table:table-cell table:number-columns-repeated="2"/>
          <table:table-cell office:value-type="string">
            <text:p>słoik</text:p>
          </table:table-cell>
          <table:table-cell office:value-type="string">
            <text:p>right</text:p>
          </table:table-cell>
          <table:table-cell office:value-type="float" office:value="1407">
            <text:p>1407</text:p>
          </table:table-cell>
          <table:table-cell table:number-columns-repeated="1013"/>
        </table:table-row>
        <table:table-row table:style-name="ro1">
          <table:table-cell office:value-type="string">
            <text:p>financt</text:p>
          </table:table-cell>
          <table:table-cell table:number-columns-repeated="2"/>
          <table:table-cell office:value-type="string">
            <text:p>bank</text:p>
          </table:table-cell>
          <table:table-cell office:value-type="string">
            <text:p>right</text:p>
          </table:table-cell>
          <table:table-cell office:value-type="string">
            <text:p>germer</text:p>
          </table:table-cell>
          <table:table-cell table:number-columns-repeated="2"/>
          <table:table-cell office:value-type="string">
            <text:p>stanik</text:p>
          </table:table-cell>
          <table:table-cell office:value-type="string">
            <text:p>right</text:p>
          </table:table-cell>
          <table:table-cell office:value-type="float" office:value="831">
            <text:p>831</text:p>
          </table:table-cell>
          <table:table-cell table:number-columns-repeated="1013"/>
        </table:table-row>
        <table:table-row table:style-name="ro1">
          <table:table-cell office:value-type="string">
            <text:p>redigion</text:p>
          </table:table-cell>
          <table:table-cell table:number-columns-repeated="2"/>
          <table:table-cell office:value-type="string">
            <text:p>church</text:p>
          </table:table-cell>
          <table:table-cell office:value-type="string">
            <text:p>right</text:p>
          </table:table-cell>
          <table:table-cell office:value-type="string">
            <text:p>żarka</text:p>
          </table:table-cell>
          <table:table-cell table:number-columns-repeated="2"/>
          <table:table-cell office:value-type="string">
            <text:p>torba</text:p>
          </table:table-cell>
          <table:table-cell office:value-type="string">
            <text:p>right</text:p>
          </table:table-cell>
          <table:table-cell office:value-type="float" office:value="1465">
            <text:p>1465</text:p>
          </table:table-cell>
          <table:table-cell table:number-columns-repeated="1013"/>
        </table:table-row>
        <table:table-row table:style-name="ro1">
          <table:table-cell office:value-type="string">
            <text:p>anspire</text:p>
          </table:table-cell>
          <table:table-cell table:number-columns-repeated="2"/>
          <table:table-cell office:value-type="string">
            <text:p>king</text:p>
          </table:table-cell>
          <table:table-cell office:value-type="string">
            <text:p>right</text:p>
          </table:table-cell>
          <table:table-cell office:value-type="string">
            <text:p>pektas</text:p>
          </table:table-cell>
          <table:table-cell table:number-columns-repeated="2"/>
          <table:table-cell office:value-type="string">
            <text:p>czaszka</text:p>
          </table:table-cell>
          <table:table-cell office:value-type="string">
            <text:p>right</text:p>
          </table:table-cell>
          <table:table-cell office:value-type="float" office:value="570">
            <text:p>570</text:p>
          </table:table-cell>
          <table:table-cell table:number-columns-repeated="1013"/>
        </table:table-row>
        <table:table-row table:style-name="ro1">
          <table:table-cell office:value-type="string">
            <text:p>blavour</text:p>
          </table:table-cell>
          <table:table-cell table:number-columns-repeated="2"/>
          <table:table-cell office:value-type="string">
            <text:p>salt</text:p>
          </table:table-cell>
          <table:table-cell office:value-type="string">
            <text:p>right</text:p>
          </table:table-cell>
          <table:table-cell office:value-type="string">
            <text:p>ukalt</text:p>
          </table:table-cell>
          <table:table-cell table:number-columns-repeated="2"/>
          <table:table-cell office:value-type="string">
            <text:p>nuta</text:p>
          </table:table-cell>
          <table:table-cell office:value-type="string">
            <text:p>right</text:p>
          </table:table-cell>
          <table:table-cell office:value-type="float" office:value="401">
            <text:p>401</text:p>
          </table:table-cell>
          <table:table-cell table:number-columns-repeated="1013"/>
        </table:table-row>
        <table:table-row table:style-name="ro1">
          <table:table-cell office:value-type="string">
            <text:p>fadness</text:p>
          </table:table-cell>
          <table:table-cell table:number-columns-repeated="2"/>
          <table:table-cell office:value-type="string">
            <text:p>happy</text:p>
          </table:table-cell>
          <table:table-cell office:value-type="string">
            <text:p>right</text:p>
          </table:table-cell>
          <table:table-cell office:value-type="string">
            <text:p>żarmo</text:p>
          </table:table-cell>
          <table:table-cell table:number-columns-repeated="2"/>
          <table:table-cell office:value-type="string">
            <text:p>fartuch</text:p>
          </table:table-cell>
          <table:table-cell office:value-type="string">
            <text:p>right</text:p>
          </table:table-cell>
          <table:table-cell office:value-type="float" office:value="1505">
            <text:p>1505</text:p>
          </table:table-cell>
          <table:table-cell table:number-columns-repeated="1013"/>
        </table:table-row>
        <table:table-row table:style-name="ro1">
          <table:table-cell office:value-type="string">
            <text:p>plastey</text:p>
          </table:table-cell>
          <table:table-cell table:number-columns-repeated="2"/>
          <table:table-cell office:value-type="string">
            <text:p>green</text:p>
          </table:table-cell>
          <table:table-cell office:value-type="string">
            <text:p>right</text:p>
          </table:table-cell>
          <table:table-cell office:value-type="string">
            <text:p>basat</text:p>
          </table:table-cell>
          <table:table-cell table:number-columns-repeated="2"/>
          <table:table-cell office:value-type="string">
            <text:p>szafa</text:p>
          </table:table-cell>
          <table:table-cell office:value-type="string">
            <text:p>right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office:value-type="string">
            <text:p>plitcher</text:p>
          </table:table-cell>
          <table:table-cell table:number-columns-repeated="2"/>
          <table:table-cell office:value-type="string">
            <text:p>milk</text:p>
          </table:table-cell>
          <table:table-cell office:value-type="string">
            <text:p>right</text:p>
          </table:table-cell>
          <table:table-cell office:value-type="string">
            <text:p>ginka</text:p>
          </table:table-cell>
          <table:table-cell table:number-columns-repeated="2"/>
          <table:table-cell office:value-type="string">
            <text:p>beczka</text:p>
          </table:table-cell>
          <table:table-cell office:value-type="string">
            <text:p>right</text:p>
          </table:table-cell>
          <table:table-cell office:value-type="float" office:value="636">
            <text:p>636</text:p>
          </table:table-cell>
          <table:table-cell table:number-columns-repeated="1013"/>
        </table:table-row>
        <table:table-row table:style-name="ro1">
          <table:table-cell office:value-type="string">
            <text:p>prottle</text:p>
          </table:table-cell>
          <table:table-cell table:number-columns-repeated="2"/>
          <table:table-cell office:value-type="string">
            <text:p>car</text:p>
          </table:table-cell>
          <table:table-cell office:value-type="string">
            <text:p>right</text:p>
          </table:table-cell>
          <table:table-cell office:value-type="string">
            <text:p>lektas</text:p>
          </table:table-cell>
          <table:table-cell table:number-columns-repeated="2"/>
          <table:table-cell office:value-type="string">
            <text:p>ulga</text:p>
          </table:table-cell>
          <table:table-cell office:value-type="string">
            <text:p>right</text:p>
          </table:table-cell>
          <table:table-cell office:value-type="float" office:value="2166">
            <text:p>2166</text:p>
          </table:table-cell>
          <table:table-cell table:number-columns-repeated="1013"/>
        </table:table-row>
        <table:table-row table:style-name="ro1">
          <table:table-cell office:value-type="string">
            <text:p>swoater</text:p>
          </table:table-cell>
          <table:table-cell table:number-columns-repeated="2"/>
          <table:table-cell office:value-type="string">
            <text:p>shirt</text:p>
          </table:table-cell>
          <table:table-cell office:value-type="string">
            <text:p>right</text:p>
          </table:table-cell>
          <table:table-cell office:value-type="string">
            <text:p>sinek</text:p>
          </table:table-cell>
          <table:table-cell table:number-columns-repeated="2"/>
          <table:table-cell office:value-type="string">
            <text:p>aspekt</text:p>
          </table:table-cell>
          <table:table-cell office:value-type="string">
            <text:p>right</text:p>
          </table:table-cell>
          <table:table-cell office:value-type="float" office:value="8845">
            <text:p>8845</text:p>
          </table:table-cell>
          <table:table-cell table:number-columns-repeated="1013"/>
        </table:table-row>
        <table:table-row table:style-name="ro1">
          <table:table-cell office:value-type="string">
            <text:p>motebook</text:p>
          </table:table-cell>
          <table:table-cell table:number-columns-repeated="2"/>
          <table:table-cell office:value-type="string">
            <text:p>paper</text:p>
          </table:table-cell>
          <table:table-cell office:value-type="string">
            <text:p>right</text:p>
          </table:table-cell>
          <table:table-cell office:value-type="string">
            <text:p>radmo</text:p>
          </table:table-cell>
          <table:table-cell table:number-columns-repeated="2"/>
          <table:table-cell office:value-type="string">
            <text:p>murek</text:p>
          </table:table-cell>
          <table:table-cell office:value-type="string">
            <text:p>right</text:p>
          </table:table-cell>
          <table:table-cell office:value-type="float" office:value="1466">
            <text:p>1466</text:p>
          </table:table-cell>
          <table:table-cell table:number-columns-repeated="1013"/>
        </table:table-row>
        <table:table-row table:style-name="ro1">
          <table:table-cell office:value-type="string">
            <text:p>tandle</text:p>
          </table:table-cell>
          <table:table-cell table:number-columns-repeated="2"/>
          <table:table-cell office:value-type="string">
            <text:p>fire</text:p>
          </table:table-cell>
          <table:table-cell office:value-type="string">
            <text:p>right</text:p>
          </table:table-cell>
          <table:table-cell office:value-type="string">
            <text:p>ateks</text:p>
          </table:table-cell>
          <table:table-cell table:number-columns-repeated="2"/>
          <table:table-cell office:value-type="string">
            <text:p>łyżka</text:p>
          </table:table-cell>
          <table:table-cell office:value-type="string">
            <text:p>right</text:p>
          </table:table-cell>
          <table:table-cell office:value-type="float" office:value="928">
            <text:p>928</text:p>
          </table:table-cell>
          <table:table-cell table:number-columns-repeated="1013"/>
        </table:table-row>
        <table:table-row table:style-name="ro1">
          <table:table-cell office:value-type="string">
            <text:p>meather</text:p>
          </table:table-cell>
          <table:table-cell table:number-columns-repeated="2"/>
          <table:table-cell office:value-type="string">
            <text:p>white</text:p>
          </table:table-cell>
          <table:table-cell office:value-type="string">
            <text:p>right</text:p>
          </table:table-cell>
          <table:table-cell office:value-type="string">
            <text:p>birka</text:p>
          </table:table-cell>
          <table:table-cell table:number-columns-repeated="2"/>
          <table:table-cell office:value-type="string">
            <text:p>dżungla</text:p>
          </table:table-cell>
          <table:table-cell office:value-type="string">
            <text:p>right</text:p>
          </table:table-cell>
          <table:table-cell office:value-type="float" office:value="286">
            <text:p>286</text:p>
          </table:table-cell>
          <table:table-cell table:number-columns-repeated="1013"/>
        </table:table-row>
        <table:table-row table:style-name="ro1">
          <table:table-cell office:value-type="string">
            <text:p>flunder</text:p>
          </table:table-cell>
          <table:table-cell table:number-columns-repeated="2"/>
          <table:table-cell office:value-type="string">
            <text:p>rain</text:p>
          </table:table-cell>
          <table:table-cell office:value-type="string">
            <text:p>right</text:p>
          </table:table-cell>
          <table:table-cell office:value-type="string">
            <text:p>salmo</text:p>
          </table:table-cell>
          <table:table-cell table:number-columns-repeated="2"/>
          <table:table-cell office:value-type="string">
            <text:p>żeton</text:p>
          </table:table-cell>
          <table:table-cell office:value-type="string">
            <text:p>right</text:p>
          </table:table-cell>
          <table:table-cell office:value-type="float" office:value="342">
            <text:p>34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>
            <text:p>wieszak</text:p>
          </table:table-cell>
          <table:table-cell office:value-type="string">
            <text:p>right</text:p>
          </table:table-cell>
          <table:table-cell office:value-type="float" office:value="848">
            <text:p>848</text:p>
          </table:table-cell>
          <table:table-cell table:number-columns-repeated="101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6/05/2016</text:date>, <text:time>15:2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15:49:28.54</dc:date>
    <meta:generator>OpenOffice/4.1.2$Win32 OpenOffice.org_project/412m3$Build-9782</meta:generator>
    <meta:editing-duration>PT12M3S</meta:editing-duration>
    <meta:editing-cycles>1</meta:editing-cycles>
    <meta:document-statistic meta:table-count="1" meta:cell-count="652" meta:object-count="0"/>
  </office:meta>
</office:document-meta>
</file>